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text-line-through-style="none" style:text-line-through-type="none" style:font-name="DejaVu Sans Condensed1" fo:font-size="12pt" fo:font-weight="normal" officeooo:rsid="003357ff" officeooo:paragraph-rsid="00376743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700311" officeooo:paragraph-rsid="001c0208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text-line-through-style="none" style:text-line-through-type="none" style:font-name="DejaVu Sans Condensed1" fo:font-size="12pt" fo:font-weight="normal" officeooo:rsid="00714116" officeooo:paragraph-rsid="00376743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text-line-through-style="none" style:text-line-through-type="none" style:font-name="DejaVu Sans Condensed1" fo:font-size="12pt" fo:font-weight="bold" officeooo:rsid="007bdadc" officeooo:paragraph-rsid="007bdadc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740595" officeooo:paragraph-rsid="00753adf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3d4f06" officeooo:paragraph-rsid="0081b2fa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84b799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84b799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paragraph-rsid="0084b799"/>
    </style:style>
    <style:style style:name="P10" style:family="paragraph" style:parent-style-name="Standard" style:list-style-name="L1">
      <style:text-properties style:text-line-through-style="none" style:text-line-through-type="none" style:font-name="DejaVu Sans Condensed1" fo:font-size="12pt" fo:font-weight="normal" officeooo:rsid="007bdadc" officeooo:paragraph-rsid="007bdadc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text-properties style:text-line-through-style="none" style:text-line-through-type="none" style:font-name="DejaVu Sans Condensed1" fo:font-size="12pt" fo:font-weight="normal" officeooo:rsid="007bdadc" officeooo:paragraph-rsid="007bdadc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text-properties style:text-line-through-style="none" style:text-line-through-type="none" style:font-name="DejaVu Sans Condensed1" fo:font-size="12pt" fo:font-weight="normal" officeooo:rsid="007d2319" officeooo:paragraph-rsid="007d2319" style:font-size-asian="12pt" style:font-weight-asian="normal" style:font-size-complex="12pt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883f4a" officeooo:paragraph-rsid="00883f4a" style:font-size-asian="12pt" style:font-weight-asian="normal" style:font-size-complex="12pt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d4f06" officeooo:paragraph-rsid="0081b2fa" style:font-size-asian="12pt" style:font-weight-asian="normal" style:font-name-complex="DejaVu Sans Condensed2" style:font-size-complex="12pt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officeooo:paragraph-rsid="0081b2fa"/>
    </style:style>
    <style:style style:name="T1" style:family="text">
      <style:text-properties style:text-line-through-style="none" style:text-line-through-type="none" style:font-name="DejaVu Sans Condensed1" fo:font-size="12pt" fo:font-weight="bold" officeooo:rsid="004b8878" style:font-size-asian="12pt" style:font-weight-asian="bold" style:font-size-complex="12pt" style:font-weight-complex="bold"/>
    </style:style>
    <style:style style:name="T2" style:family="text">
      <style:text-properties style:text-line-through-style="none" style:text-line-through-type="none" style:font-name="DejaVu Sans Condensed1" fo:font-size="12pt" fo:font-weight="bold" officeooo:rsid="006f45ed" style:font-size-asian="12pt" style:font-weight-asian="bold" style:font-size-complex="12pt" style:font-weight-complex="bold"/>
    </style:style>
    <style:style style:name="T3" style:family="text">
      <style:text-properties style:text-line-through-style="none" style:text-line-through-type="none" style:font-name="DejaVu Sans Condensed1" fo:font-size="12pt" fo:font-weight="bold" officeooo:rsid="003f5c45" style:font-size-asian="12pt" style:font-weight-asian="bold" style:font-size-complex="12pt" style:font-weight-complex="bold"/>
    </style:style>
    <style:style style:name="T4" style:family="text">
      <style:text-properties style:text-line-through-style="none" style:text-line-through-type="none" style:font-name="DejaVu Sans Condensed1" fo:font-size="12pt" fo:font-weight="bold" officeooo:rsid="0030263c" style:font-size-asian="12pt" style:font-weight-asian="bold" style:font-size-complex="12pt" style:font-weight-complex="bold"/>
    </style:style>
    <style:style style:name="T5" style:family="text">
      <style:text-properties style:text-line-through-style="none" style:text-line-through-type="none" style:font-name="DejaVu Sans Condensed1" fo:font-size="12pt" fo:font-weight="bold" officeooo:rsid="00800367" style:font-size-asian="12pt" style:font-weight-asian="bold" style:font-size-complex="12pt" style:font-weight-complex="bold"/>
    </style:style>
    <style:style style:name="T6" style:family="text">
      <style:text-properties style:text-line-through-style="none" style:text-line-through-type="none" style:font-name="DejaVu Sans Condensed1" fo:font-size="12pt" fo:font-weight="bold" officeooo:rsid="0083084e" style:font-size-asian="12pt" style:font-weight-asian="bold" style:font-size-complex="12pt" style:font-weight-complex="bold"/>
    </style:style>
    <style:style style:name="T7" style:family="text">
      <style:text-properties style:text-line-through-style="none" style:text-line-through-type="none" style:font-name="DejaVu Sans Condensed1" fo:font-size="12pt" fo:font-weight="bold" officeooo:rsid="0089a430" style:font-size-asian="12pt" style:font-weight-asian="bold" style:font-size-complex="12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872f0a" style:font-weight-asian="bold" style:font-weight-complex="bold"/>
    </style:style>
    <style:style style:name="T10" style:family="text">
      <style:text-properties officeooo:rsid="007d2319"/>
    </style:style>
    <style:style style:name="T11" style:family="text">
      <style:text-properties style:font-name="DejaVu Sans Condensed" fo:font-weight="bold" style:font-weight-asian="bold" style:font-name-complex="DejaVu Sans Condensed2" style:font-weight-complex="bold"/>
    </style:style>
    <style:style style:name="T12" style:family="text">
      <style:text-properties style:font-name="DejaVu Sans Condensed" fo:font-weight="bold" officeooo:rsid="0058f078" style:font-weight-asian="bold" style:font-name-complex="DejaVu Sans Condensed2" style:font-weight-complex="bold"/>
    </style:style>
    <style:style style:name="T13" style:family="text">
      <style:text-properties style:font-name="DejaVu Sans Condensed" fo:font-weight="normal" style:font-weight-asian="normal" style:font-name-complex="DejaVu Sans Condensed2" style:font-weight-complex="normal"/>
    </style:style>
    <style:style style:name="T14" style:family="text">
      <style:text-properties style:font-name="DejaVu Sans Condensed" fo:font-weight="normal" officeooo:rsid="0058f078" style:font-weight-asian="normal" style:font-name-complex="DejaVu Sans Condensed2" style:font-weight-complex="normal"/>
    </style:style>
    <style:style style:name="T15" style:family="text">
      <style:text-properties officeooo:rsid="0035db3e"/>
    </style:style>
    <style:style style:name="T16" style:family="text">
      <style:text-properties officeooo:rsid="0085a2b6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7">1<text:span text:style-name="T15">xx</text:span> - Controls</text:p>
          </table:table-cell>
          <table:table-cell table:style-name="Table1.A1" office:value-type="string">
            <text:p text:style-name="P8">2xx - Ground</text:p>
          </table:table-cell>
          <table:table-cell table:style-name="Table1.C1" office:value-type="string">
            <text:p text:style-name="P8">3xx - Flight</text:p>
          </table:table-cell>
          <table:table-cell table:style-name="Table1.D1" office:value-type="string">
            <text:p text:style-name="P8">4xx - A2A</text:p>
          </table:table-cell>
          <table:table-cell table:style-name="Table1.D1" office:value-type="string">
            <text:p text:style-name="P8">5xx - A2G</text:p>
          </table:table-cell>
          <table:table-cell table:style-name="Table1.F1" office:value-type="string">
            <text:p text:style-name="P8">6xx - Misc</text:p>
          </table:table-cell>
        </table:table-row>
      </table:table>
      <text:p text:style-name="P9"><text:span text:style-name="T1">3</text:span><text:span text:style-name="T2">0</text:span><text:span text:style-name="T7">2</text:span><text:span text:style-name="T4"> - </text:span><text:span text:style-name="T1">Flight - </text:span><text:span text:style-name="T5">Taxi, Takeoff, Landing</text:span><text:span text:style-name="T6">, Vuichard</text:span></text:p>
      <text:p text:style-name="P2"/>
      <text:p text:style-name="P4">Ground Taxi</text:p>
      <text:list text:style-name="L1">
        <text:list-item>
          <text:p text:style-name="P10">Collective to 27-30% <text:span text:style-name="T16">torque</text:span> or as required for conditions.</text:p>
        </text:list-item>
        <text:list-item>
          <text:p text:style-name="P10">Maintain 5-6 kts or as appropriate for conditions.</text:p>
        </text:list-item>
        <text:list-item>
          <text:p text:style-name="P10"><text:span text:style-name="T8">Unlock tailwheel</text:span><text:span text:style-name="T9"> (Collective shift Pinky Button press)</text:span> before turning, re-lock when straightened out.</text:p>
        </text:list-item>
      </text:list>
      <text:p text:style-name="P1"/>
      <text:p text:style-name="P4">Takeoff</text:p>
      <text:list text:style-name="L2">
        <text:list-item>
          <text:p text:style-name="P11"><text:span text:style-name="T10">C</text:span>heck hover power on PERF page -&gt; PERF, HOVER Q values.</text:p>
          <text:list>
            <text:list-item>
              <text:p text:style-name="P11">IGE and OGE columns give required torque for hovering with current weight and temperature.</text:p>
            </text:list-item>
          </text:list>
        </text:list-item>
        <text:list-item>
          <text:p text:style-name="P12">Light-on-wheels should be about 80% of HOVER Q REQUIRED IGE value.</text:p>
        </text:list-item>
        <text:list-item>
          <text:p text:style-name="P12">Perform Hover Power Check if needed:</text:p>
          <text:list>
            <text:list-item>
              <text:p text:style-name="P12">Get light-on-wheels and trim, then increase power for 5-foot hover and trim.</text:p>
            </text:list-item>
            <text:list-item>
              <text:p text:style-name="P12">Check HOVER Q values to make sure INDICATED (your current power) matches REQUIRED IGE and is lower than GO-NO/GO OGE.</text:p>
            </text:list-item>
            <text:list-item>
              <text:p text:style-name="P12">If INDICATED is not lower than GO-NO/GO OGE, reduce weight, 200 lbs per 1% torque reduction, until you will be able to hover OGE.</text:p>
            </text:list-item>
          </text:list>
        </text:list-item>
      </text:list>
      <text:p text:style-name="P1"/>
      <text:p text:style-name="P5">Landing</text:p>
      <text:list text:style-name="L3">
        <text:list-item>
          <text:p text:style-name="P13">TODO?</text:p>
        </text:list-item>
      </text:list>
      <text:p text:style-name="P3"/>
      <text:p text:style-name="P6"><text:span text:style-name="T11">Vuichard Recovery Technique for </text:span><text:span text:style-name="T12">counter-</text:span><text:span text:style-name="T11">clockwise rotor</text:span></text:p>
      <text:list text:style-name="L4">
        <text:list-item>
          <text:p text:style-name="P15"><text:span text:style-name="T13">Full </text:span><text:span text:style-name="T14">left</text:span><text:span text:style-name="T13"> pedal (power pedal).</text:span></text:p>
        </text:list-item>
        <text:list-item>
          <text:p text:style-name="P15"><text:span text:style-name="T14">Right</text:span><text:span text:style-name="T13"> cyclic for 15-20 deg bank.</text:span></text:p>
        </text:list-item>
        <text:list-item>
          <text:p text:style-name="P14">Raise collective slowl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4-22T09:44:17.899000000</dc:date>
    <meta:editing-duration>PT13H38M44S</meta:editing-duration>
    <meta:editing-cycles>98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25" meta:word-count="193" meta:character-count="1090" meta:non-whitespace-character-count="936"/>
  </office:meta>
</office:document-meta>
</file>